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1f142a" officeooo:paragraph-rsid="001f142a"/>
    </style:style>
    <style:style style:name="P2" style:family="paragraph" style:parent-style-name="Standard">
      <style:text-properties officeooo:rsid="001f4143" officeooo:paragraph-rsid="001f4143"/>
    </style:style>
    <style:style style:name="P3" style:family="paragraph" style:parent-style-name="Standard">
      <style:text-properties officeooo:rsid="001fd06e" officeooo:paragraph-rsid="001fd06e"/>
    </style:style>
    <style:style style:name="P4" style:family="paragraph" style:parent-style-name="Standard">
      <style:text-properties officeooo:rsid="0022418f" officeooo:paragraph-rsid="0022418f"/>
    </style:style>
    <style:style style:name="P5" style:family="paragraph" style:parent-style-name="Standard">
      <style:text-properties officeooo:rsid="002436ad" officeooo:paragraph-rsid="002436ad"/>
    </style:style>
    <style:style style:name="P6" style:family="paragraph" style:parent-style-name="Standard">
      <style:text-properties officeooo:rsid="002436ad" officeooo:paragraph-rsid="00288571"/>
    </style:style>
    <style:style style:name="P7" style:family="paragraph" style:parent-style-name="Standard">
      <style:text-properties officeooo:rsid="0024399e" officeooo:paragraph-rsid="0022418f"/>
    </style:style>
    <style:style style:name="P8" style:family="paragraph" style:parent-style-name="Standard">
      <style:text-properties officeooo:paragraph-rsid="0024399e"/>
    </style:style>
    <style:style style:name="P9" style:family="paragraph" style:parent-style-name="Standard">
      <style:paragraph-properties fo:margin-left="1.501cm" fo:margin-right="0cm" fo:text-indent="-0.635cm" style:auto-text-indent="false"/>
      <style:text-properties officeooo:rsid="0024399e" officeooo:paragraph-rsid="00288571"/>
    </style:style>
    <style:style style:name="P10" style:family="paragraph" style:parent-style-name="List_20_Paragraph" style:list-style-name="WWNum1">
      <style:paragraph-properties fo:margin-left="0.751cm" fo:margin-right="0cm" fo:text-indent="-0.635cm" style:auto-text-indent="false"/>
      <style:text-properties officeooo:rsid="0025b392" officeooo:paragraph-rsid="00266abf"/>
    </style:style>
    <style:style style:name="P11" style:family="paragraph" style:parent-style-name="List_20_Paragraph" style:list-style-name="WWNum1">
      <style:paragraph-properties fo:margin-left="0.751cm" fo:margin-right="0cm" fo:text-indent="-0.635cm" style:auto-text-indent="false"/>
      <style:text-properties officeooo:paragraph-rsid="00266abf"/>
    </style:style>
    <style:style style:name="P12" style:family="paragraph" style:parent-style-name="List_20_Paragraph" style:list-style-name="WWNum1">
      <style:paragraph-properties fo:margin-left="1.501cm" fo:margin-right="0cm" fo:text-indent="-0.635cm" style:auto-text-indent="false"/>
      <style:text-properties officeooo:paragraph-rsid="00266abf"/>
    </style:style>
    <style:style style:name="P13" style:family="paragraph" style:parent-style-name="List_20_Paragraph" style:list-style-name="WWNum1">
      <style:paragraph-properties fo:margin-left="1.501cm" fo:margin-right="0cm" fo:text-indent="-0.635cm" style:auto-text-indent="false"/>
      <style:text-properties officeooo:rsid="00266abf" officeooo:paragraph-rsid="0027fea4"/>
    </style:style>
    <style:style style:name="P14" style:family="paragraph" style:parent-style-name="List_20_Paragraph">
      <style:paragraph-properties fo:margin-left="1.501cm" fo:margin-right="0cm" fo:text-indent="-0.635cm" style:auto-text-indent="false"/>
      <style:text-properties officeooo:rsid="00266abf" officeooo:paragraph-rsid="00266abf"/>
    </style:style>
    <style:style style:name="P15" style:family="paragraph" style:parent-style-name="List_20_Paragraph">
      <style:paragraph-properties fo:margin-left="1.501cm" fo:margin-right="0cm" fo:text-indent="-0.635cm" style:auto-text-indent="false"/>
      <style:text-properties officeooo:paragraph-rsid="00266abf"/>
    </style:style>
    <style:style style:name="P16" style:family="paragraph" style:parent-style-name="List_20_Paragraph">
      <style:paragraph-properties fo:margin-left="1.501cm" fo:margin-right="0cm" fo:text-indent="-0.635cm" style:auto-text-indent="false"/>
      <style:text-properties officeooo:paragraph-rsid="0027fea4"/>
    </style:style>
    <style:style style:name="P17" style:family="paragraph" style:parent-style-name="List_20_Paragraph">
      <style:paragraph-properties fo:margin-left="1.501cm" fo:margin-right="0cm" fo:text-indent="-0.635cm" style:auto-text-indent="false"/>
      <style:text-properties officeooo:paragraph-rsid="00280fb8"/>
    </style:style>
    <style:style style:name="P18" style:family="paragraph" style:parent-style-name="List_20_Paragraph">
      <style:paragraph-properties fo:margin-left="1.501cm" fo:margin-right="0cm" fo:text-indent="-0.635cm" style:auto-text-indent="false"/>
      <style:text-properties officeooo:rsid="00280fb8" officeooo:paragraph-rsid="00280fb8"/>
    </style:style>
    <style:style style:name="P19" style:family="paragraph" style:parent-style-name="List_20_Paragraph">
      <style:paragraph-properties fo:margin-left="1.501cm" fo:margin-right="0cm" fo:text-indent="-0.635cm" style:auto-text-indent="false"/>
      <style:text-properties officeooo:rsid="00288571" officeooo:paragraph-rsid="00288571"/>
    </style:style>
    <style:style style:name="P20" style:family="paragraph" style:parent-style-name="List_20_Paragraph">
      <style:paragraph-properties fo:margin-left="1.501cm" fo:margin-right="0cm" fo:text-indent="-0.635cm" style:auto-text-indent="false"/>
      <style:text-properties officeooo:paragraph-rsid="00288571"/>
    </style:style>
    <style:style style:name="P21" style:family="paragraph" style:parent-style-name="List_20_Paragraph">
      <style:paragraph-properties fo:margin-left="1.501cm" fo:margin-right="0cm" fo:text-indent="-0.635cm" style:auto-text-indent="false"/>
      <style:text-properties officeooo:rsid="002436ad" officeooo:paragraph-rsid="00288571"/>
    </style:style>
    <style:style style:name="T1" style:family="text">
      <style:text-properties officeooo:rsid="001f4143"/>
    </style:style>
    <style:style style:name="T2" style:family="text">
      <style:text-properties officeooo:rsid="001fd06e"/>
    </style:style>
    <style:style style:name="T3" style:family="text">
      <style:text-properties officeooo:rsid="0022418f"/>
    </style:style>
    <style:style style:name="T4" style:family="text">
      <style:text-properties officeooo:rsid="002436ad"/>
    </style:style>
    <style:style style:name="T5" style:family="text">
      <style:text-properties officeooo:rsid="0024399e"/>
    </style:style>
    <style:style style:name="T6" style:family="text">
      <style:text-properties officeooo:rsid="0025b392"/>
    </style:style>
    <style:style style:name="T7" style:family="text">
      <style:text-properties officeooo:rsid="0027fea4"/>
    </style:style>
    <style:style style:name="T8" style:family="text">
      <style:text-properties officeooo:rsid="00280fb8"/>
    </style:style>
    <style:style style:name="T9" style:family="text">
      <style:text-properties officeooo:rsid="002885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Interview vom 19.03.2016 mit Rosa-Elisabeth Schaad</text:p>
      <text:p text:style-name="P1"/>
      <text:p text:style-name="P1">Die Interviewte <text:span text:style-name="T1">Psychiaterin FMH und </text:span>führt seit 7 Jahren zusammen mit einer Freundin eine Privatpraxis in Burgdorf.</text:p>
      <text:p text:style-name="P1">Vorher leitete sie das psychiatrische Ambulatorium der Regionalspitäler Burgdorf/Langenthal.</text:p>
      <text:p text:style-name="P1"/>
      <text:p text:style-name="P2">Seit sie ihre eigene Praxis hat, erfasst sie Patientendaten getrennt in einem separaten Wordfile. Ihre Patienten sind nur bei ihr in Behandlung, daher muss sie diese Daten nicht mit anderen Teilen und sähe auch keinen Vorteil darin.</text:p>
      <text:p text:style-name="P2">Am Ende ihrer Zeit im Regionalspital Burgdorf war dieses daran, spitalintern ein ganzheitliches Informationssystem („KIS“) aufzubauen.</text:p>
      <text:p text:style-name="P2"/>
      <text:p text:style-name="P2">Für sie als Psychiaterin wäre so ein System vor allem in folgenden Punkten sehr vorteilhaft:</text:p>
      <text:p text:style-name="P2">-Labordaten. Da insbesondere für Psychiatriepatienten regelmässig Bluttests gemacht werden müssen (Drogentests, Sexualkrankheiten erkennen, hauptsächlich aber, um die Entwicklung bestimmter Werte im Auge zu behalten, da viele Medikamente in der Psychiatrie in Kombination mit gewissen Schwächen gefährlich sein können)</text:p>
      <text:p text:style-name="P2"/>
      <text:p text:style-name="P3">Sekretärin: Arbeiten abnehmen im Spital hätten ihr diese nur bedingt können, einzig die Erstgespräche <text:s/>hätten diktiert werden können, um dann von der Sekretärin erfasst zu werden.</text:p>
      <text:p text:style-name="P3"/>
      <text:p text:style-name="P7"/>
      <text:p text:style-name="P8"/>
      <text:list xml:id="list6941047728926142107" text:style-name="WWNum1">
        <text:list-item>
          <text:p text:style-name="P11">Main Body: </text:p>
          <text:list>
            <text:list-item>
              <text:p text:style-name="P12">Wie ist der Ablauf einer Sitzung mit einem Patienten? Vor allem die Vorbereitung und Nachbereitung betreffend?</text:p>
            </text:list-item>
          </text:list>
        </text:list-item>
      </text:list>
      <text:p text:style-name="P19"><text:tab/>A:</text:p>
      <text:p text:style-name="P19"><text:tab/><text:span text:style-name="T3">Vor einem Gespräch bereitet sie sich jeweils vor, in dem sie die Notizen früherer Sitzungen durchgeht. Während einem Gespräch unterlässt man allgemein das Benutzen eines technologischen Geräts, allfällige Notizen macht man sich auf Papier. Normalerweise erfasst sie direkt nach einem Gespräch die Daten in dem zum Patienten gehörenden Text-Datei.</text:span></text:p>
      <text:list xml:id="list233220678022758" text:continue-numbering="true" text:style-name="WWNum1">
        <text:list-item>
          <text:list>
            <text:list-item>
              <text:p text:style-name="P12">Würde Ihnen eine Software bei der Sitzungsvorbereitung helfen, beispielsweise mit einem ausdruckbaren Sitzungsprotokoll? </text:p>
            </text:list-item>
          </text:list>
        </text:list-item>
      </text:list>
      <text:p text:style-name="P20"><text:tab/><text:span text:style-name="T9">A:</text:span></text:p>
      <text:p text:style-name="P19"><text:tab/><text:span text:style-name="T4">Die Idee eines druckbaren Sitzungsformulars mit parametrierbaren Fragen findet sie persönlich nicht hilfreich, meint aber, dass es für Anfänger als Unterstützung brauchbar sein könnte.</text:span></text:p>
      <text:p text:style-name="P21"><text:span text:style-name="T6"><text:tab/>Bei Patienten mit komplizierten Medikationen fände sie es aber hilfreich, wenn man diese ausdrucken könnte.</text:span></text:p>
      <text:p text:style-name="P6"/>
      <text:p text:style-name="P9"><text:tab/>Es gibt aber therapeutische Richtungen, bei denen eine strukturierte Fragestellung Teil der Therapiestunde sein kann. </text:p>
      <text:list xml:id="list233219024252992" text:continue-numbering="true" text:style-name="WWNum1">
        <text:list-item>
          <text:list>
            <text:list-item>
              <text:p text:style-name="P12">Wer erfasst in der Regel die Diagnosen und Notizen einer Sitzung elektronisch in einer grösseren Klinik? </text:p>
            </text:list-item>
          </text:list>
        </text:list-item>
      </text:list>
      <text:p text:style-name="P19"><text:tab/>A: </text:p>
      <text:p text:style-name="P19"><text:tab/>Abgesehen von <text:span text:style-name="T2">Erstgespräche </text:span>oder längeren Texten (welche <text:s/>diktiert dem Sekretariat übergeben werden könnten) ist dies immer der Arzt.</text:p>
      <text:list xml:id="list233220809575293" text:continue-numbering="true" text:style-name="WWNum1">
        <text:list-item>
          <text:list>
            <text:list-item>
              <text:p text:style-name="P12">Beschreiben Sie, welche Masken für Sie sinnvoll wären.</text:p>
              <text:p text:style-name="P13">A: </text:p>
              <text:p text:style-name="P13">Sie hatten im Regionalspital ein vorgefertigtes Word-Dokument, bei welchem nach jedem Eintrag folgende vorgegebene Felder hinzugefügt wurden: Datum, subjektive <text:soft-page-break/>Wahrnehmung, objektive Wahrnehmung, Verlauf(was hat sich verändert), Themen der Stunde, Suizidalität, Beurteilung/Diagnose, Prozedere, Aktuelle Medikation.</text:p>
            </text:list-item>
          </text:list>
        </text:list-item>
      </text:list>
      <text:p text:style-name="P14"><text:tab/><text:line-break/>Das Wichtigste wäre eine Maske mit dem Verlauf der Medikamenten: Was wurde eingesetzt, hat wie funktioniert, musste weswegen geändert werden (Nebenwirkungen)</text:p>
      <text:p text:style-name="P14"/>
      <text:p text:style-name="P14"><text:tab/>Sehr wichtig wäre auch der Krankheitsverlauf (v.a. bei Schizophrenie, manisch-depressiven / bipolaren Störungen). Grundsätzlich bei Erkrankungen, welche Leben gefährden könnten. Übersicht mit bisheriger Entwicklung + was wann wie geholfen hat</text:p>
      <text:p text:style-name="P14"/>
      <text:p text:style-name="P14"><text:tab/>Die allgemeinen Daten sind natürlich auch essentiell. <text:span text:style-name="T7">Nicht in dieser „Box“ wären aber zB folgende Daten nicht: </text:span>Verbeiständung+Beistand, Hausarzt, die wichtigsten Angehörigen, <text:span text:style-name="T7">Krankheiten. Diese wären in einer eigenen Box mit medizinischen Grunddaten.</text:span></text:p>
      <text:p text:style-name="P14"><text:tab/><text:span text:style-name="T7">Das Sekretariat muss Einsicht in alle Daten haben (sie schreiben gewisse Berichte und müssen manchmal notfallmässig Daten weitergeben).</text:span></text:p>
      <text:p text:style-name="P14"/>
      <text:list xml:id="list233219323811682" text:continue-numbering="true" text:style-name="WWNum1">
        <text:list-item>
          <text:list>
            <text:list-item>
              <text:p text:style-name="P12">Welche Funktionen bisher in den genutzten Programmen waren besonders hilfreich?</text:p>
            </text:list-item>
          </text:list>
        </text:list-item>
      </text:list>
      <text:p text:style-name="P15"><text:tab/>--- <text:span text:style-name="T7">(es gab noch keine Software)</text:span></text:p>
      <text:list xml:id="list233220124094890" text:continue-numbering="true" text:style-name="WWNum1">
        <text:list-item>
          <text:list>
            <text:list-item>
              <text:p text:style-name="P12">Welche Funktionen haben Sie bisher in den genutzten Programmen vermisst?</text:p>
            </text:list-item>
          </text:list>
        </text:list-item>
      </text:list>
      <text:p text:style-name="P16"><text:tab/><text:span text:style-name="T7">A: </text:span></text:p>
      <text:p text:style-name="P16"><text:span text:style-name="T7"><text:tab/>Datenzugriff: auf Labordaten, wichtigste nicht-psychische medizinische Daten (körperliche Krankheiten), Daten des Sozialdienstes. Damals wurden diese Daten geschickt/gefaxt</text:span></text:p>
      <text:p text:style-name="P15"/>
      <text:list xml:id="list233219809428893" text:continue-numbering="true" text:style-name="WWNum1">
        <text:list-item>
          <text:list>
            <text:list-item>
              <text:p text:style-name="P12">Welche Qualitätsansprüche haben Sie an eine solche Applikation? (Stichworte: Geschwindigkeit, einfaches Handling, usw.)</text:p>
            </text:list-item>
          </text:list>
        </text:list-item>
      </text:list>
      <text:p text:style-name="P16"><text:tab/><text:span text:style-name="T7">A: </text:span></text:p>
      <text:p text:style-name="P16"><text:tab/>Geschwindigkeit <text:span text:style-name="T7">und Userfreundlichkeit sind elementar, speziell im zeitkritischen Notfalldienst. Benutzerauthentifizierung darf auch nicht zu lange dauern.</text:span></text:p>
      <text:list xml:id="list233219970482167" text:continue-numbering="true" text:style-name="WWNum1">
        <text:list-item>
          <text:list>
            <text:list-item>
              <text:p text:style-name="P12">Auf welchen Geräten würden<text:bookmark text:name="_GoBack"/> Sie eine solche Software nutzen wollen? (Stichwort: Tablet, Smartphone, Laptop, etc.)</text:p>
            </text:list-item>
          </text:list>
        </text:list-item>
      </text:list>
      <text:p text:style-name="P16"><text:tab/><text:span text:style-name="T7">A: </text:span></text:p>
      <text:p text:style-name="P16"><text:tab/><text:span text:style-name="T7">Während der Stunde benutzt man grundsätzlich nichts.</text:span></text:p>
      <text:p text:style-name="P16"><text:tab/><text:span text:style-name="T7">Es wäre aber sehr hilfreich, wenn man mit dem Smartphone einfach die wichtigsten Grunddaten nachschauen könnte. Erfassen würde man aber nur mit PCs und Laptops</text:span></text:p>
      <text:p text:style-name="P16"><text:tab/><text:span text:style-name="T7">Diesen Punkt hatte sie auch mit ihrer Praxiskollegin diskutiert und sie waren beide gleicher Meinung.</text:span></text:p>
      <text:list xml:id="list233219255331721" text:continue-numbering="true" text:style-name="WWNum1">
        <text:list-item>
          <text:list>
            <text:list-item>
              <text:p text:style-name="P12">Sollen die unterschiedlichen Geräte verschiedene Funktionalitäten bieten?</text:p>
            </text:list-item>
          </text:list>
        </text:list-item>
      </text:list>
      <text:p text:style-name="P16"><text:tab/><text:span text:style-name="T7">A: </text:span></text:p>
      <text:p text:style-name="P16"><text:tab/><text:span text:style-name="T8">Smartphone nur anzeigen, keine CRUD</text:span></text:p>
      <text:p text:style-name="P17"><text:tab/><text:span text:style-name="T8">Tablet sollte CRUD ermöglicht haben</text:span></text:p>
      <text:list xml:id="list233219324684194" text:continue-numbering="true" text:style-name="WWNum1">
        <text:list-item>
          <text:list>
            <text:list-item>
              <text:p text:style-name="P12">Welche Killerkriterien sehen Sie bei einer solchen Software und dem Einsatz in einer grösseren Klinik?</text:p>
            </text:list-item>
          </text:list>
        </text:list-item>
      </text:list>
      <text:p text:style-name="P17"><text:tab/><text:span text:style-name="T7">A: </text:span></text:p>
      <text:p text:style-name="P17"><text:tab/><text:span text:style-name="T8">Speed und Usabiltiy</text:span></text:p>
      <text:p text:style-name="P17"/>
      <text:p text:style-name="P18">Zusatz Datenschutz:</text:p>
      <text:p text:style-name="P18"><text:tab/>Spitalintern ist in der gleichen Abteilung Datenschutz kein Problem, alle haben Zugriff zu allen. Aber bereits klinikübergreifend ist es datenschutztechnisch heikel, Daten müssen nur bei Bedarf einsehbar sein.</text:p>
      <text:p text:style-name="P18"><text:tab/>Ein Innere Medizin-Arzt müsste also von ihm erfasst Daten explizit freischalten für die Psychiatrie.</text:p>
      <text:p text:style-name="P18"/>
      <text:p text:style-name="P18"><text:soft-page-break/>Zusatz Forschung:</text:p>
      <text:p text:style-name="P18"><text:tab/>Wäre sehr hilfreich. Link zu Medikamenten-Kompendium, Behandlungs-StateOfTheArt wären super.</text:p>
      <text:p text:style-name="P18"><text:tab/>Eine Kommentar-Erfassungsmöglichkeit für alle Ärzte wäre allerdings <text:span text:style-name="T9">keine gute Idee</text:span>, d<text:span text:style-name="T9">ies gäbe wohl eine Flut von Informationen: die Verführung, etwas zu schreiben, wäre wohl zu gross, was ein Datenchaos zur Folge hätte.</text:span> </text:p>
      <text:list xml:id="list233220279983516" text:continue-numbering="true" text:style-name="WWNum1">
        <text:list-item>
          <text:p text:style-name="P10">Abschluss - Verdank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4:36:52.524363097</meta:creation-date>
    <dc:date>2016-03-21T23:32:18.824753101</dc:date>
    <meta:editing-duration>PT7H25M3S</meta:editing-duration>
    <meta:editing-cycles>4</meta:editing-cycles>
    <meta:generator>LibreOffice/4.2.8.2$Linux_x86 LibreOffice_project/420m0$Build-2</meta:generator>
    <meta:document-statistic meta:table-count="0" meta:image-count="0" meta:object-count="0" meta:page-count="3" meta:paragraph-count="54" meta:word-count="756" meta:character-count="5694" meta:non-whitespace-character-count="4959"/>
  </office:meta>
</office:document-meta>
</file>